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language="en" fo:country="US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51cm" svg:height="0.85cm" draw:z-index="0"><draw:image xlink:href="../../odt/images/0067.png" xlink:type="simple" xlink:show="embed" xlink:actuate="onLoad"/></draw:frame></text:p>
          </table:table-cell>
          <table:table-cell table:style-name="Table1.B1" office:value-type="string">
            <text:h text:style-name="P4" text:outline-level="1">БОЛЬШЕ ИЛИ РАВНО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5">C</text:span><text:span text:style-name="T7">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81cm" svg:height="1.379cm" draw:z-index="1"><draw:image xlink:href="../../odt/images/0067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6">Блок </text:span><text:span text:style-name="T8">р</text:span><text:span text:style-name="T10">еализует логическую операцию </text:span><text:span text:style-name="T8">БОЛЬШЕ ИЛИ РАВНО</text:span><text:span text:style-name="T10">:</text:span></text:p>
            <text:p text:style-name="P6"><text:span text:style-name="T10"><draw:frame draw:style-name="fr3" draw:name="Объект1" text:anchor-type="as-char" svg:width="5.985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,</text:span></text:p>
            <text:p text:style-name="P5"><text:span text:style-name="T8">где </text:span><text:span text:style-name="T8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"> – выходной сигнал блока, <text:s/></text:span><text:span text:style-name="T8"><draw:frame draw:style-name="fr3" draw:name="Объект3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">– входные сигналы.</text:span></text:p>
            <text:p text:style-name="P5"><text:span text:style-name="T9">Свойства</text:span>:</text:p>
            <text:list xml:id="list7198353908670057364" text:style-name="L1">
              <text:list-item>
                <text:p text:style-name="P7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ОЛЬШЕ ИЛИ РАВНО</dc:title>
    <dc:date>2014-12-01T11:07:03.02</dc:date>
    <meta:generator>OpenOffice/4.1.1$Win32 OpenOffice.org_project/411m6$Build-9775</meta:generator>
    <meta:editing-duration>PT2H4M50S</meta:editing-duration>
    <meta:editing-cycles>98</meta:editing-cycles>
    <meta:document-statistic meta:table-count="1" meta:image-count="2" meta:object-count="3" meta:page-count="1" meta:paragraph-count="11" meta:word-count="57" meta:character-count="36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&gt;= u_2(t); #
alignl 0, ~ если u_1(t) &lt;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